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dc348"/>
    </style:style>
    <style:style style:name="P2" style:family="paragraph" style:parent-style-name="Standard">
      <style:text-properties officeooo:paragraph-rsid="001fba23"/>
    </style:style>
    <style:style style:name="P3" style:family="paragraph" style:parent-style-name="Standard">
      <style:paragraph-properties fo:text-align="center" style:justify-single-word="false"/>
      <style:text-properties fo:font-size="18pt" fo:font-weight="bold" officeooo:paragraph-rsid="001cf311" style:font-size-asian="18pt" style:font-weight-asian="bold" style:font-size-complex="18pt" style:font-weight-complex="bold"/>
    </style:style>
    <style:style style:name="P4" style:family="paragraph" style:parent-style-name="Text_20_body">
      <style:text-properties style:font-name="Courier New" fo:font-size="10pt" officeooo:paragraph-rsid="002123d3" style:font-size-asian="10pt" style:font-size-complex="10pt"/>
    </style:style>
    <style:style style:name="P5" style:family="paragraph" style:parent-style-name="Standard">
      <style:text-properties officeooo:rsid="001dc348" officeooo:paragraph-rsid="001dc348"/>
    </style:style>
    <style:style style:name="P6" style:family="paragraph" style:parent-style-name="Standard">
      <style:text-properties officeooo:rsid="001fba23" officeooo:paragraph-rsid="001fba23"/>
    </style:style>
    <style:style style:name="P7" style:family="paragraph" style:parent-style-name="Standard">
      <style:text-properties style:font-name="Courier New" fo:font-size="10pt" officeooo:rsid="001fba23" officeooo:paragraph-rsid="001fba23" style:font-size-asian="10pt" style:font-size-complex="10pt"/>
    </style:style>
    <style:style style:name="P8" style:family="paragraph" style:parent-style-name="Standard">
      <style:paragraph-properties>
        <style:tab-stops>
          <style:tab-stop style:position="6.331cm"/>
        </style:tab-stops>
      </style:paragraph-properties>
      <style:text-properties style:font-name="Times New Roman" fo:font-size="12pt" officeooo:rsid="001fc27d" officeooo:paragraph-rsid="001fc27d" style:font-size-asian="10.5pt" style:font-size-complex="12pt"/>
    </style:style>
    <style:style style:name="P9" style:family="paragraph" style:parent-style-name="Standard">
      <style:paragraph-properties>
        <style:tab-stops>
          <style:tab-stop style:position="6.331cm"/>
        </style:tab-stops>
      </style:paragraph-properties>
      <style:text-properties style:font-name="Times New Roman" fo:font-size="12pt" officeooo:rsid="001fc27d" officeooo:paragraph-rsid="0023745c" style:font-size-asian="10.5pt" style:font-size-complex="12pt"/>
    </style:style>
    <style:style style:name="P10" style:family="paragraph" style:parent-style-name="Standard">
      <style:paragraph-properties>
        <style:tab-stops>
          <style:tab-stop style:position="6.331cm"/>
        </style:tab-stops>
      </style:paragraph-properties>
      <style:text-properties style:font-name="Times New Roman" fo:font-size="12pt" officeooo:rsid="001fc27d" officeooo:paragraph-rsid="00243eeb" style:font-size-asian="10.5pt" style:font-size-complex="12pt"/>
    </style:style>
    <style:style style:name="P11" style:family="paragraph" style:parent-style-name="Standard">
      <style:paragraph-properties>
        <style:tab-stops>
          <style:tab-stop style:position="6.331cm"/>
        </style:tab-stops>
      </style:paragraph-properties>
      <style:text-properties style:font-name="Times New Roman" fo:font-size="12pt" officeooo:rsid="001fc27d" officeooo:paragraph-rsid="00249635" style:font-size-asian="10.5pt" style:font-size-complex="12pt"/>
    </style:style>
    <style:style style:name="P12" style:family="paragraph" style:parent-style-name="Text_20_body">
      <style:text-properties officeooo:rsid="001fc27d" officeooo:paragraph-rsid="001fc27d"/>
    </style:style>
    <style:style style:name="P13" style:family="paragraph" style:parent-style-name="Text_20_body">
      <style:text-properties officeooo:rsid="001fc27d" officeooo:paragraph-rsid="00249635"/>
    </style:style>
    <style:style style:name="P14" style:family="paragraph" style:parent-style-name="Text_20_body">
      <style:text-properties style:font-name="Courier New" fo:font-size="10pt" officeooo:rsid="002123d3" officeooo:paragraph-rsid="002123d3" style:font-size-asian="10pt" style:font-size-complex="10pt"/>
    </style:style>
    <style:style style:name="P15" style:family="paragraph" style:parent-style-name="Text_20_body">
      <style:text-properties style:font-name="Courier New" fo:font-size="10pt" officeooo:rsid="002123d3" officeooo:paragraph-rsid="00249635" style:font-size-asian="10pt" style:font-size-complex="10pt"/>
    </style:style>
    <style:style style:name="P16" style:family="paragraph" style:parent-style-name="Text_20_body">
      <style:text-properties style:font-name="Courier New" fo:font-size="10pt" officeooo:paragraph-rsid="00249635" style:font-size-asian="10pt" style:font-size-complex="10pt"/>
    </style:style>
    <style:style style:name="P17" style:family="paragraph" style:parent-style-name="Heading_20_2">
      <style:text-properties officeooo:rsid="001fc27d"/>
    </style:style>
    <style:style style:name="P18" style:family="paragraph" style:parent-style-name="Heading_20_2">
      <style:text-properties officeooo:rsid="001fc27d" officeooo:paragraph-rsid="00249635"/>
    </style:style>
    <style:style style:name="P19" style:family="paragraph" style:parent-style-name="Heading_20_2">
      <style:text-properties officeooo:rsid="002123d3"/>
    </style:style>
    <style:style style:name="P20" style:family="paragraph" style:parent-style-name="Heading_20_2">
      <style:text-properties officeooo:rsid="002123d3" officeooo:paragraph-rsid="002123d3"/>
    </style:style>
    <style:style style:name="P21" style:family="paragraph" style:parent-style-name="Heading_20_2">
      <style:text-properties officeooo:rsid="002123d3" officeooo:paragraph-rsid="00249635"/>
    </style:style>
    <style:style style:name="P22" style:family="paragraph" style:parent-style-name="Heading_20_2">
      <style:text-properties officeooo:paragraph-rsid="00249635"/>
    </style:style>
    <style:style style:name="P23" style:family="paragraph" style:parent-style-name="Heading_20_1">
      <style:text-properties officeooo:rsid="001fc27d"/>
    </style:style>
    <style:style style:name="P24" style:family="paragraph" style:parent-style-name="Heading_20_1" style:list-style-name="">
      <style:text-properties officeooo:rsid="001fc27d" officeooo:paragraph-rsid="00249635"/>
    </style:style>
    <style:style style:name="P25" style:family="paragraph" style:parent-style-name="Heading_20_1">
      <style:text-properties officeooo:rsid="001fba23"/>
    </style:style>
    <style:style style:name="P26" style:family="paragraph" style:parent-style-name="Heading_20_1">
      <style:text-properties officeooo:rsid="002123d3" officeooo:paragraph-rsid="002123d3"/>
    </style:style>
    <style:style style:name="P27" style:family="paragraph" style:parent-style-name="Heading_20_1">
      <style:paragraph-properties fo:break-before="page"/>
      <style:text-properties officeooo:rsid="001fc27d" officeooo:paragraph-rsid="00249635"/>
    </style:style>
    <style:style style:name="P28" style:family="paragraph">
      <style:paragraph-properties fo:text-align="center"/>
    </style:style>
    <style:style style:name="P29" style:family="paragraph">
      <style:paragraph-properties fo:text-align="center"/>
      <style:text-properties fo:color="#ffffff" fo:font-size="11pt" style:font-size-asian="11pt" style:font-size-complex="11pt"/>
    </style:style>
    <style:style style:name="T1" style:family="text">
      <style:text-properties officeooo:rsid="001cf311"/>
    </style:style>
    <style:style style:name="T2" style:family="text">
      <style:text-properties officeooo:rsid="001dc348"/>
    </style:style>
    <style:style style:name="T3" style:family="text">
      <style:text-properties officeooo:rsid="001fba23"/>
    </style:style>
    <style:style style:name="T4" style:family="text">
      <style:text-properties style:font-name="Courier New" officeooo:rsid="001fba23"/>
    </style:style>
    <style:style style:name="T5" style:family="text">
      <style:text-properties style:font-name="Courier New" fo:font-size="10pt" officeooo:rsid="001fba23" style:font-size-asian="10pt" style:font-size-complex="10pt"/>
    </style:style>
    <style:style style:name="T6" style:family="text">
      <style:text-properties officeooo:rsid="002123d3"/>
    </style:style>
    <style:style style:name="T7" style:family="text">
      <style:text-properties fo:color="#0000ff" style:text-underline-style="solid" style:text-underline-width="auto" style:text-underline-color="font-color" officeooo:rsid="002123d3"/>
    </style:style>
    <style:style style:name="T8" style:family="text">
      <style:text-properties fo:color="#0000ff" style:text-position="0% 100%" style:text-underline-style="solid" style:text-underline-width="auto" style:text-underline-color="font-color" officeooo:rsid="002123d3"/>
    </style:style>
    <style:style style:name="T9" style:family="text">
      <style:text-properties officeooo:rsid="0021469f"/>
    </style:style>
    <style:style style:name="T10" style:family="text">
      <style:text-properties style:text-position="super 58%" officeooo:rsid="0021469f"/>
    </style:style>
    <style:style style:name="T11" style:family="text">
      <style:text-properties style:text-position="0% 100%" officeooo:rsid="0021469f"/>
    </style:style>
    <style:style style:name="T12" style:family="text">
      <style:text-properties style:text-position="0% 100%" officeooo:rsid="0021dd11"/>
    </style:style>
    <style:style style:name="T13" style:family="text">
      <style:text-properties style:text-position="0% 100%" officeooo:rsid="00249635"/>
    </style:style>
    <style:style style:name="T14" style:family="text">
      <style:text-properties style:text-position="0% 100%" officeooo:rsid="002123d3"/>
    </style:style>
    <style:style style:name="T15" style:family="text">
      <style:text-properties officeooo:rsid="0021dd11"/>
    </style:style>
    <style:style style:name="T16" style:family="text">
      <style:text-properties fo:font-style="italic" officeooo:rsid="0021dd11" style:font-style-asian="italic" style:font-style-complex="italic"/>
    </style:style>
    <style:style style:name="T17" style:family="text">
      <style:text-properties officeooo:rsid="0023745c"/>
    </style:style>
    <style:style style:name="T18" style:family="text">
      <style:text-properties officeooo:rsid="00243eeb"/>
    </style:style>
    <style:style style:name="T19" style:family="text">
      <style:text-properties officeooo:rsid="00249635"/>
    </style:style>
    <style:style style:name="T20" style:family="text">
      <style:text-properties fo:color="#ffffff" fo:font-size="11pt" style:font-size-asian="11pt" style:font-size-complex="11pt"/>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textarea-horizontal-align="left" draw:textarea-vertical-align="top" fo:padding-top="0.101cm" fo:padding-bottom="0.101cm" fo:padding-left="0.101cm" fo:padding-right="0.101cm" style:run-through="foreground"/>
    </style:style>
    <style:style style:name="gr4" style:family="graphic">
      <style:graphic-properties draw:fill="solid" draw:fill-color="#aecf00" draw:textarea-horizontal-align="center" draw:textarea-vertical-align="middle" style:run-through="foreground"/>
    </style:style>
    <style:style style:name="gr5" style:family="graphic">
      <style:graphic-properties draw:fill="solid" draw:fill-color="#ff950e" draw:textarea-horizontal-align="center" draw:textarea-vertical-align="middle" style:run-through="foreground"/>
    </style:style>
    <style:style style:name="gr6" style:family="graphic">
      <style:graphic-properties draw:fill="solid" draw:fill-color="#ff8080" draw:textarea-horizontal-align="center" draw:textarea-vertical-align="middle" style:run-through="foreground"/>
    </style:style>
    <style:style style:name="gr7" style:family="graphic">
      <style:graphic-properties draw:fill="solid" draw:fill-color="#ff950e" draw:textarea-horizontal-align="left" draw:textarea-vertical-align="top" fo:padding-top="0.101cm" fo:padding-bottom="0.101cm" fo:padding-left="0.101cm" fo:padding-right="0.101cm" style:run-through="foreground"/>
    </style:style>
    <style:style style:name="gr8" style:family="graphic">
      <style:graphic-properties draw:fill="solid" draw:fill-color="#e6e64c" draw:textarea-horizontal-align="center" draw:textarea-vertical-align="middle" style:run-through="foreground"/>
    </style:style>
    <style:style style:name="gr9" style:family="graphic">
      <style:graphic-properties draw:fill="solid" draw:fill-color="#23ff23" draw:textarea-horizontal-align="center" draw:textarea-vertical-align="middle" style:run-through="foreground"/>
    </style:style>
    <style:style style:name="gr10" style:family="graphic">
      <style:graphic-properties draw:fill="solid" draw:fill-color="#ff8080" draw:textarea-horizontal-align="left" draw:textarea-vertical-align="top" fo:padding-top="0.101cm" fo:padding-bottom="0.101cm" fo:padding-left="0.101cm" fo:padding-right="0.101cm" style:run-through="foreground"/>
    </style:style>
    <style:style style:name="gr11" style:family="graphic">
      <style:graphic-properties draw:fill="solid" draw:fill-color="#ffffcc" draw:textarea-horizontal-align="center" draw:textarea-vertical-align="middle" style:run-through="foreground"/>
    </style:style>
    <style:style style:name="gr12" style:family="graphic">
      <style:graphic-properties draw:fill="solid" draw:fill-color="#280099"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Documentation for </text:span><text:span text:style-name="T2">Experimental Analysis Classes</text:span></text:p>
      <text:h text:style-name="P23" text:outline-level="1">Introduction</text:h>
      <text:p text:style-name="P1"><text:span text:style-name="T2">There are a total of eight classes involved in the analysis. All of the classes inherit solely from the built-in MatLab “handle” class. As an analysis is performed, the classes will be instantiated as required. The overall design is of a Experiment that has associated a Specimen and, if the raw data is available, an InstronAnlysis and a DropTowerAnalysis (Fig. </text:span><text:span text:style-name="T2"><text:sequence-ref text:reference-format="value" text:ref-name="refFigure0">1</text:sequence-ref></text:span><text:span text:style-name="T2">).</text:span></text:p>
      <text:p text:style-name="P5"/>
      <text:p text:style-name="P5"><draw:frame draw:style-name="fr1" draw:name="Frame1" text:anchor-type="paragraph" svg:x="0.801cm" svg:y="0.081cm" svg:width="16.069cm" draw:z-index="0"><draw:text-box fo:min-height="7.227cm"><text:p text:style-name="Figure"><draw:g text:anchor-type="paragraph" draw:z-index="1" draw:style-name="gr1"><draw:g draw:style-name="gr2"><draw:rect draw:style-name="gr3" draw:text-style-name="P28" svg:width="4.82cm" svg:height="5.746cm" svg:x="0.002cm" svg:y="0cm"><text:p text:style-name="P28">Experiment</text:p></draw:rect><draw:rect draw:style-name="gr4" draw:text-style-name="P28" svg:width="4.102cm" svg:height="1.248cm" svg:x="0.362cm" svg:y="0.85cm"><text:p text:style-name="P28">Specimen</text:p></draw:rect><draw:rect draw:style-name="gr5" draw:text-style-name="P28" svg:width="4.102cm" svg:height="1.248cm" svg:x="0.362cm" svg:y="2.305cm"><text:p text:style-name="P28">InstronAnalysis</text:p></draw:rect><draw:rect draw:style-name="gr6" draw:text-style-name="P28" svg:width="4.102cm" svg:height="1.248cm" svg:x="0.362cm" svg:y="3.854cm"><text:p text:style-name="P28">DropTowerAnalysis</text:p></draw:rect></draw:g><draw:g draw:style-name="gr2"><draw:rect draw:style-name="gr7" draw:text-style-name="P28" svg:width="4.687cm" svg:height="5.878cm" svg:x="5.708cm" svg:y="0cm"><text:p text:style-name="P28">InstronAnalysis</text:p></draw:rect><draw:rect draw:style-name="gr4" draw:text-style-name="P28" svg:width="4.102cm" svg:height="1.248cm" svg:x="6.001cm" svg:y="0.871cm"><text:p text:style-name="P28">Specimen</text:p></draw:rect><draw:rect draw:style-name="gr8" draw:text-style-name="P28" svg:width="4.102cm" svg:height="1.248cm" svg:x="6.001cm" svg:y="2.327cm"><text:p text:style-name="P28">DAQInstron</text:p></draw:rect><draw:rect draw:style-name="gr9" draw:text-style-name="P28" svg:width="4.102cm" svg:height="1.248cm" svg:x="6.001cm" svg:y="3.875cm"><text:p text:style-name="P28">DICData</text:p></draw:rect></draw:g><draw:g draw:style-name="gr2"><draw:rect draw:style-name="gr10" draw:text-style-name="P28" svg:width="4.687cm" svg:height="7.222cm" svg:x="11.379cm" svg:y="0cm"><text:p text:style-name="P28">DropTowerAnalysis</text:p></draw:rect><draw:rect draw:style-name="gr4" draw:text-style-name="P28" svg:width="4.102cm" svg:height="1.248cm" svg:x="11.672cm" svg:y="0.871cm"><text:p text:style-name="P28">Specimen</text:p></draw:rect><draw:rect draw:style-name="gr11" draw:text-style-name="P28" svg:width="4.102cm" svg:height="1.248cm" svg:x="11.672cm" svg:y="2.441cm"><text:p text:style-name="P28">DAQDropTower</text:p></draw:rect><draw:rect draw:style-name="gr12" draw:text-style-name="P29" svg:width="4.102cm" svg:height="1.248cm" svg:x="11.672cm" svg:y="3.838cm"><text:p text:style-name="P28"><text:span text:style-name="T20">DropTowerDisplacement</text:span></text:p></draw:rect><draw:rect draw:style-name="gr9" draw:text-style-name="P28" svg:width="4.102cm" svg:height="1.248cm" svg:x="11.672cm" svg:y="5.33cm"><text:p text:style-name="P28">DICData</text:p></draw:rect></draw:g></draw:g>Figure <text:sequence text:ref-name="refFigure0" text:name="Figure" text:formula="ooow:Figure+1" style:num-format="1">1</text:sequence>: The overall layout of classes for the analysis</text:p></draw:text-box></draw:frame></text:p>
      <text:p text:style-name="P5"/>
      <text:h text:style-name="P25" text:outline-level="1">Using the classes</text:h>
      <text:p text:style-name="P6">Adding the classes to your MatLab path will allow calling of them without having to move the m-files into your working directory. As with all MatLab functions, help is available for the methods of these classes by typing “help &lt;class&gt;.&lt;method&gt;” at the command prompt. For a list of available methods, type “methods &lt;class&gt;” at the command prompt.</text:p>
      <text:p text:style-name="P6"/>
      <text:p text:style-name="P6">For example:</text:p>
      <text:p text:style-name="P7">&gt;&gt; methods Experiment</text:p>
      <text:p text:style-name="P7"/>
      <text:p text:style-name="P7">Methods for class Experiment:</text:p>
      <text:p text:style-name="P7"/>
      <text:p text:style-name="P7">Experiment <text:s text:c="22"/>Update <text:s text:c="26"/>isvalid <text:s text:c="25"/></text:p>
      <text:p text:style-name="P7">GetDropTower <text:s text:c="20"/>addlistener <text:s text:c="21"/>le <text:s text:c="30"/></text:p>
      <text:p text:style-name="P7">GetEnergyToForceInstronMaxDelta <text:s/>delete <text:s text:c="26"/>lt <text:s text:c="30"/></text:p>
      <text:p text:style-name="P7">GetInstron <text:s text:c="22"/>eq <text:s text:c="30"/>ne <text:s text:c="30"/></text:p>
      <text:p text:style-name="P7">GetSpecimen <text:s text:c="21"/>findobj <text:s text:c="25"/>notify <text:s text:c="26"/></text:p>
      <text:p text:style-name="P7">GetStiffnessDelta <text:s text:c="15"/>findprop <text:s text:c="24"/></text:p>
      <text:p text:style-name="P7">GetStrainAtForceInstronMaxDelta <text:s/>ge <text:s text:c="30"/></text:p>
      <text:p text:style-name="P2"><text:span text:style-name="T5">PrintSelf <text:s text:c="23"/>gt</text:span><text:span text:style-name="T4"> <text:s/></text:span><text:span text:style-name="T3"><text:s/></text:span></text:p>
      <text:p text:style-name="P6"/>
      <text:p text:style-name="P6">A number of the methods identified are inherited from the handle class and will be present for all the classes. These methods are listed below and are not covered in this documentation:</text:p>
      <text:p text:style-name="P7"><text:soft-page-break/>addlistener, delete, eq, findobj, findprop, ge, gt, isvalid, le, lt, ne, notify.</text:p>
      <text:p text:style-name="P7"/>
      <text:h text:style-name="P26" text:outline-level="1"><text:span text:style-name="T19">T</text:span>he Specimen Class</text:h>
      <text:h text:style-name="P19" text:outline-level="2">Introduction</text:h>
      <text:p text:style-name="Standard"><text:span text:style-name="T9">The specimen class contains the data about each specimen. Every class in this document takes a specimen as the single input. </text:span><text:span text:style-name="T15">A</text:span><text:span text:style-name="T9"> specimen requires </text:span><text:span text:style-name="T15">eight (8) inputs for instantiation</text:span><text:span text:style-name="T9">:</text:span></text:p>
      <text:p text:style-name="Standard"><text:span text:style-name="T9"><text:tab/></text:span><text:span text:style-name="T16">specimen = Specimen(name,gender,age,height,weight,dxa,op,data)</text:span></text:p>
      <text:p text:style-name="Standard"><text:span text:style-name="T9">name = A string containing the specimen name, eg 'H1167R'</text:span></text:p>
      <text:p text:style-name="Standard"><text:span text:style-name="T9">gender = A string of either 'm' or 'f'</text:span></text:p>
      <text:p text:style-name="Standard"><text:span text:style-name="T9">age = a number in years. If unknown use 0</text:span></text:p>
      <text:p text:style-name="Standard"><text:span text:style-name="T9">height = a number in cm. If unknown use 0</text:span></text:p>
      <text:p text:style-name="Standard"><text:span text:style-name="T9">weight = a number in kg. If unknown use 0</text:span></text:p>
      <text:p text:style-name="Standard"><text:span text:style-name="T9">dxa = a structure of DXA values in g/cm</text:span><text:span text:style-name="T10">2</text:span><text:span text:style-name="T11">. The structure contains the keys: 'neck', 'troch', 'inter', 'total' and 'wards'.</text:span></text:p>
      <text:p text:style-name="Standard"><text:span text:style-name="T11">op = a string containing the osteoporosis state of the donor. Can be one of: 'normal', 'osteopenia', 'osteoporosis', or 'unknown'</text:span></text:p>
      <text:p text:style-name="Standard"><text:span text:style-name="T12">data = a structure of bools indicating what data is available for the specimen. The structure contains the keys: 'InstronDAQ', 'InstronDIC', 'DropTowerDAQ', 'DropTowerDisplacement', 'DropTowerDIC'</text:span></text:p>
      <text:h text:style-name="P22" text:outline-level="2"><text:span text:style-name="T13">Methods</text:span></text:h>
      <text:p text:style-name="Standard"><text:span text:style-name="T13">Use</text:span></text:p>
      <text:p text:style-name="Standard"><text:span text:style-name="T13">&gt;&gt; methods('Specimen')</text:span></text:p>
      <text:p text:style-name="Standard"><text:span text:style-name="T13">to access a list of available methods, and</text:span></text:p>
      <text:p text:style-name="Standard"><text:span text:style-name="T13">&gt;&gt; help Specimen.&lt;method&gt;</text:span></text:p>
      <text:p text:style-name="Standard"><text:span text:style-name="T13">to access help documentation for a specific method.</text:span></text:p>
      <text:h text:style-name="P24" text:outline-level="1"/>
      <text:h text:style-name="P27" text:outline-level="1">The Experiment Class</text:h>
      <text:h text:style-name="P18" text:outline-level="2">Introduction</text:h>
      <text:p text:style-name="P13">The Experiment class contains all the data for a given experiment. It is constructed using a specimen and if any Instron data was available it will have an InstronAnalysis class object and if any drop tower data was available it will have a DropTowerAnalysis class object as well. In addition, if both Instron and drop tower were available, it contains the comparisons of scalar outputs at the maximum instron force.</text:p>
      <text:h text:style-name="P18" text:outline-level="2">Methods</text:h>
      <text:p text:style-name="P11"><text:span text:style-name="T17">Use:</text:span></text:p>
      <text:p text:style-name="P11"><text:span text:style-name="T18">&gt;&gt; methods('Experiment')</text:span></text:p>
      <text:p text:style-name="P11"><text:span text:style-name="T18">to get a list of available methods, and</text:span></text:p>
      <text:p text:style-name="P11"><text:span text:style-name="T17">&gt;&gt; help Experiment.&lt;method&gt;</text:span></text:p>
      <text:p text:style-name="P11"><text:span text:style-name="T17">to access the help documentation.</text:span></text:p>
      <text:p text:style-name="P11"/>
      <text:h text:style-name="P21" text:outline-level="2">Example Usage</text:h>
      <text:p text:style-name="P15">&gt;&gt; load('~/ExperimentDataFile.mat');</text:p>
      <text:p text:style-name="P15">&gt;&gt; experiment.GetStiffnessDelta</text:p>
      <text:p text:style-name="P15">ans =</text:p>
      <text:p text:style-name="P15"><text:s text:c="5"/>4.122692673264830e+05</text:p>
      <text:p text:style-name="P15">&gt;&gt; experiment.GetDropTower()</text:p>
      <text:p text:style-name="P15">ans = </text:p>
      <text:p text:style-name="P16"><text:span text:style-name="T6"><text:s text:c="2"/></text:span><text:span text:style-name="T7">DropTowerAnalysis</text:span><text:span text:style-name="T6"> </text:span><text:span text:style-name="T7">handle</text:span></text:p>
      <text:p text:style-name="P15"><text:s text:c="2"/>Properties:</text:p>
      <text:p text:style-name="P15"><text:s text:c="12"/>m_specimen: [1x1 Specimen]</text:p>
      <text:p text:style-name="P15"><text:s text:c="13"/>m_daqData: [1x1 DAQDropTower]</text:p>
      <text:p text:style-name="P15"><text:s text:c="4"/>m_displacementData: [1x1 DTDisplacementData]</text:p>
      <text:p text:style-name="P15"><text:s text:c="13"/>m_dicData: [1x1 DICData]</text:p>
      <text:p text:style-name="P16"><text:span text:style-name="T14"><text:s text:c="2"/></text:span><text:span text:style-name="T8">Methods</text:span><text:span text:style-name="T14">, </text:span><text:span text:style-name="T8">Events</text:span><text:span text:style-name="T14">, </text:span><text:span text:style-name="T8">Superclas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igure" style:family="paragraph" style:parent-style-name="Caption"/>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th Gilchrist</meta:initial-creator>
    <meta:creation-date>2013-04-19T16:08:47</meta:creation-date>
    <dc:date>2013-04-22T09:57:46</dc:date>
    <dc:creator>Seth Gilchrist</dc:creator>
    <meta:editing-duration>PT53M9S</meta:editing-duration>
    <meta:editing-cycles>8</meta:editing-cycles>
    <meta:generator>LibreOffice/4.0.2.2$Linux_X86_64 LibreOffice_project/400m0$Build-2</meta:generator>
    <meta:document-statistic meta:table-count="0" meta:image-count="0" meta:object-count="0" meta:page-count="3" meta:paragraph-count="60" meta:word-count="508" meta:character-count="3885" meta:non-whitespace-character-count="2924"/>
  </office:meta>
</office:document-meta>
</file>